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Verdana" svg:font-family="Verdana"/>
    <style:font-face style:name="Lucida Sans Unicode" svg:font-family="'Lucida Sans Unicode'" style:font-pitch="variable"/>
    <style:font-face style:name="Tahoma" svg:font-family="Tahoma" style:font-pitch="variable"/>
  </office:font-face-decls>
  <office:automatic-styles>
    <style:style style:name="P1" style:family="paragraph" style:parent-style-name="Heading_20_1" style:master-page-name="">
      <style:paragraph-properties fo:hyphenation-ladder-count="3"/>
      <style:text-properties fo:hyphenate="true" fo:hyphenation-remain-char-count="2" fo:hyphenation-push-char-count="2"/>
    </style:style>
    <style:style style:name="P2" style:family="paragraph" style:parent-style-name="Text_20_body">
      <style:paragraph-properties fo:hyphenation-ladder-count="3" fo:padding="0cm" fo:border="none" style:shadow="none"/>
      <style:text-properties fo:color="#000080" fo:hyphenate="true" fo:hyphenation-remain-char-count="2" fo:hyphenation-push-char-count="2"/>
    </style:style>
    <style:style style:name="P3" style:family="paragraph" style:parent-style-name="Text_20_body">
      <style:paragraph-properties fo:margin-top="0cm" fo:margin-bottom="0cm" fo:hyphenation-ladder-count="3" fo:padding="0cm" fo:border="none" style:shadow="none"/>
      <style:text-properties fo:color="#000080" fo:hyphenate="true" fo:hyphenation-remain-char-count="2" fo:hyphenation-push-char-count="2"/>
    </style:style>
    <style:style style:name="P4" style:family="paragraph" style:parent-style-name="Text_20_body">
      <style:paragraph-properties fo:margin-top="0cm" fo:margin-bottom="0.199cm" fo:hyphenation-ladder-count="3" fo:padding="0cm" fo:border="none" style:shadow="none"/>
      <style:text-properties fo:color="#000080" fo:hyphenate="true" fo:hyphenation-remain-char-count="2" fo:hyphenation-push-char-count="2"/>
    </style:style>
    <style:style style:name="P5" style:family="paragraph" style:parent-style-name="Heading_20_1">
      <style:paragraph-properties fo:hyphenation-ladder-count="3"/>
      <style:text-properties fo:hyphenate="true" fo:hyphenation-remain-char-count="2" fo:hyphenation-push-char-count="2"/>
    </style:style>
    <style:style style:name="P6" style:family="paragraph" style:parent-style-name="Standard">
      <style:paragraph-properties fo:hyphenation-ladder-count="3" fo:padding="0cm" fo:border="none" style:shadow="none"/>
      <style:text-properties fo:color="#000080" fo:font-weight="normal" style:font-weight-asian="normal" style:font-weight-complex="normal" fo:hyphenate="true" fo:hyphenation-remain-char-count="2" fo:hyphenation-push-char-count="2"/>
    </style:style>
    <style:style style:name="P7" style:family="paragraph" style:parent-style-name="Text_20_body">
      <style:paragraph-properties fo:margin-top="0cm" fo:margin-bottom="0.199cm" fo:hyphenation-ladder-count="3" fo:padding="0cm" fo:border="none" style:shadow="none"/>
      <style:text-properties fo:color="#000080" fo:font-weight="normal" style:font-weight-asian="normal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hyphenation-ladder-count="3" fo:padding="0cm" fo:border="none" style:shadow="none"/>
      <style:text-properties fo:hyphenate="true" fo:hyphenation-remain-char-count="2" fo:hyphenation-push-char-count="2"/>
    </style:style>
    <style:style style:name="T1" style:family="text">
      <style:text-properties fo:color="#000080" fo:font-weight="normal" style:font-weight-asian="normal" style:font-weight-complex="normal"/>
    </style:style>
    <style:style style:name="T2" style:family="text">
      <style:text-properties fo:color="#000080"/>
    </style:style>
    <style:style style:name="Sect1" style:family="section">
      <style:section-properties text:dont-balance-text-columns="tru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h text:style-name="P1" text:outline-level="1">05.02.2006 [S1]</text:h>
        <text:p text:style-name="P2">Teilnehmer: Markus, Reinhard, Sascha, Andy, Jo, Alex</text:p>
        <text:p text:style-name="P2">Erfahrungspunkte: je +2</text:p>
        <text:p text:style-name="P3">Markus<text:tab/><text:tab/>2</text:p>
        <text:p text:style-name="P3">Reinhard<text:tab/>2</text:p>
        <text:p text:style-name="P3">Sascha<text:tab/><text:tab/>2</text:p>
        <text:p text:style-name="P3">Andy<text:tab/><text:tab/>2</text:p>
        <text:p text:style-name="P3">Jo<text:tab/><text:tab/>2</text:p>
        <text:p text:style-name="P3">Oli<text:tab/><text:tab/>0</text:p>
        <text:p text:style-name="P4">Alex<text:tab/><text:tab/>2</text:p>
        <text:h text:style-name="P5" text:outline-level="1">26.2.2006 [S2]</text:h>
        <text:p text:style-name="P2">Teilnehmer: Markus, Reinhard, Sascha, Andy</text:p>
        <text:p text:style-name="P2">Erfahrungspunkte: je +3</text:p>
        <text:p text:style-name="P3">Markus<text:tab/><text:tab/>5</text:p>
        <text:p text:style-name="P3">Reinhard<text:tab/>5</text:p>
        <text:p text:style-name="P3">Sascha<text:tab/><text:tab/>5</text:p>
        <text:p text:style-name="P3">Andy<text:tab/><text:tab/>5</text:p>
        <text:p text:style-name="P3">Jo<text:tab/><text:tab/>2</text:p>
        <text:p text:style-name="P3">Oli<text:tab/><text:tab/>0</text:p>
        <text:p text:style-name="P4">Alex<text:tab/><text:tab/>2</text:p>
        <text:h text:style-name="P5" text:outline-level="1">19.3.2006 [S3]</text:h>
        <text:p text:style-name="P2">Teilnehmer: Markus, Reinhard, Sascha, Andy, Oli, Jo</text:p>
        <text:p text:style-name="P2">Erfahrungspunkte: je +3</text:p>
        <text:p text:style-name="P3">Markus<text:tab/><text:tab/>8</text:p>
        <text:p text:style-name="P3">Reinhard<text:tab/>8</text:p>
        <text:p text:style-name="P3">Sascha<text:tab/><text:tab/>8</text:p>
        <text:p text:style-name="P3">Andy<text:tab/><text:tab/>8</text:p>
        <text:p text:style-name="P3">Jo<text:tab/><text:tab/>5</text:p>
        <text:p text:style-name="P3">Oli<text:tab/><text:tab/>3</text:p>
        <text:p text:style-name="P4">Alex<text:tab/><text:tab/>2</text:p>
        <text:h text:style-name="P5" text:outline-level="1">9.4.2006 [S4]</text:h>
        <text:p text:style-name="P2">Teilnehmer: Markus, Reinhard, Sascha, Andy</text:p>
        <text:p text:style-name="P2">Erfahrungspunkte: +2</text:p>
        <text:p text:style-name="P3">Markus<text:tab/><text:tab/>10</text:p>
        <text:p text:style-name="P3">Reinhard<text:tab/>10</text:p>
        <text:p text:style-name="P3">Sascha<text:tab/><text:tab/>10</text:p>
        <text:p text:style-name="P3">Andy<text:tab/><text:tab/>10</text:p>
        <text:p text:style-name="P3">Jo<text:tab/><text:tab/>5</text:p>
        <text:p text:style-name="P3">Oli<text:tab/><text:tab/>3</text:p>
        <text:p text:style-name="P4">Alex<text:tab/><text:tab/>2</text:p>
        <text:h text:style-name="P5" text:outline-level="1">1.5.2006 [S5]</text:h>
        <text:p text:style-name="P2">Teilnehmer: Markus, Reinhard, Sascha, Andy, JO</text:p>
        <text:p text:style-name="P2">Erfahrungspunkte: +3</text:p>
        <text:p text:style-name="P3">Markus<text:tab/><text:tab/>13</text:p>
        <text:p text:style-name="P3">Reinhard<text:tab/>13</text:p>
        <text:p text:style-name="P3">Sascha<text:tab/><text:tab/>13</text:p>
        <text:p text:style-name="P3">Andy<text:tab/><text:tab/>13</text:p>
        <text:p text:style-name="P3">Jo<text:tab/><text:tab/>8</text:p>
        <text:p text:style-name="P3">Oli<text:tab/><text:tab/>3</text:p>
        <text:p text:style-name="P4">Alex<text:tab/><text:tab/>2</text:p>
        <text:h text:style-name="Heading_20_1" text:outline-level="1">21.5.2006 [S6]</text:h>
        <text:p text:style-name="P2">Teilnehmer: Markus, Reinhard, Sascha, Andy, JO</text:p>
        <text:p text:style-name="P2">Erfahrungspunkte: +5</text:p>
        <text:p text:style-name="P3">Markus -1 EP wegen neuem Quirk</text:p>
        <text:p text:style-name="P3">Markus<text:tab/><text:tab/>17</text:p>
        <text:p text:style-name="P3">Reinhard<text:tab/>18</text:p>
        <text:p text:style-name="P3">Sascha<text:tab/><text:tab/>18</text:p>
        <text:p text:style-name="P3">Andy<text:tab/><text:tab/>18</text:p>
        <text:p text:style-name="P3">Jo<text:tab/><text:tab/>11</text:p>
        <text:p text:style-name="P3">Oli<text:tab/><text:tab/>3</text:p>
        <text:p text:style-name="P4">Alex<text:tab/><text:tab/>2</text:p>
        <text:h text:style-name="Heading_20_1" text:outline-level="1">18.6.2006 [S7]</text:h>
        <text:p text:style-name="P2">Teilnehmer: Markus, Reinhard, Sascha, Andy, JO, Oli</text:p>
        <text:p text:style-name="P2">Erfahrungspunkte: +2</text:p>
        <text:p text:style-name="P3">Markus<text:tab/><text:tab/>19</text:p>
        <text:p text:style-name="P3">Reinhard<text:tab/>20</text:p>
        <text:p text:style-name="P3">Sascha<text:tab/><text:tab/>20</text:p>
        <text:p text:style-name="P3">Andy<text:tab/><text:tab/>20</text:p>
        <text:p text:style-name="P3">Jo<text:tab/><text:tab/>12</text:p>
        <text:p text:style-name="P3">Oli<text:tab/><text:tab/>5</text:p>
        <text:p text:style-name="P4">Alex<text:tab/><text:tab/>2</text:p>
        <text:h text:style-name="Heading_20_1" text:outline-level="1">30.7.2006 [S8] </text:h>
        <text:p text:style-name="P6">Teilnehmer : Markus. Reinhard, Sascha, Andy</text:p>
        <text:p text:style-name="P6">Erfahrungspunkte: +2; Andy +5 wegen Wiki/Forum</text:p>
        <text:p text:style-name="P3">Markus<text:tab/><text:tab/>21 (6 Quirks)</text:p>
        <text:p text:style-name="P3">Reinhard<text:tab/>22</text:p>
        <text:p text:style-name="P3">Sascha<text:tab/><text:tab/>22</text:p>
        <text:p text:style-name="P3">Andy<text:tab/><text:tab/>27</text:p>
        <text:p text:style-name="P3">Jo<text:tab/><text:tab/>12</text:p>
        <text:p text:style-name="P3">Oli<text:tab/><text:tab/>5</text:p>
        <text:p text:style-name="P7">Alex<text:tab/><text:tab/>2</text:p>
        <text:p text:style-name="P7">Gruppe bekommt Belohnung: </text:p>
        <text:p text:style-name="P7">10.000 weil Frederic abgeliefert.</text:p>
        <text:p text:style-name="P3">Markus<text:tab/><text:tab/>2000</text:p>
        <text:p text:style-name="P3">Reinhard<text:tab/>2000</text:p>
        <text:p text:style-name="P3">Sascha<text:tab/><text:tab/>2000</text:p>
        <text:p text:style-name="P3">Andy<text:tab/><text:tab/>2000</text:p>
        <text:p text:style-name="P3">Jo<text:tab/><text:tab/>1250</text:p>
        <text:p text:style-name="P3">Oli<text:tab/><text:tab/>750</text:p>
        <text:p text:style-name="P7">Alex<text:tab/><text:tab/></text:p>
        <text:h text:style-name="Heading_20_1" text:outline-level="1">15.8.2006 [S9] </text:h>
        <text:p text:style-name="P6">Teilnehmer : Markus. Reinhard, Sascha, Andy</text:p>
        <text:p text:style-name="P6">Erfahrungspunkte: +3</text:p>
        <text:p text:style-name="P3">Markus<text:tab/><text:tab/>24 (6 Quirks)</text:p>
        <text:p text:style-name="P3">Reinhard<text:tab/>25</text:p>
        <text:p text:style-name="P3">Sascha<text:tab/><text:tab/>25</text:p>
        <text:p text:style-name="P3">Andy<text:tab/><text:tab/>30</text:p>
        <text:p text:style-name="P3">Jo<text:tab/><text:tab/>12</text:p>
        <text:p text:style-name="P3">Oli<text:tab/><text:tab/>5</text:p>
        <text:p text:style-name="P7">Alex<text:tab/><text:tab/>2</text:p>
        <text:h text:style-name="Heading_20_1" text:outline-level="1">27.8.2006 [S10] </text:h>
        <text:p text:style-name="P6">Teilnehmer : Markus. Reinhard, Sascha, Jo</text:p>
        <text:p text:style-name="P6">Erfahrungspunkte: +2</text:p>
        <text:p text:style-name="P3">Markus<text:tab/><text:tab/>26 (6 Quirks)</text:p>
        <text:p text:style-name="P3">Reinhard<text:tab/>27</text:p>
        <text:p text:style-name="P3">Sascha<text:tab/><text:tab/>27</text:p>
        <text:p text:style-name="P3">Andy<text:tab/><text:tab/>30</text:p>
        <text:p text:style-name="P3">Jo<text:tab/><text:tab/>14</text:p>
        <text:p text:style-name="P3">Oli<text:tab/><text:tab/>5</text:p>
        <text:p text:style-name="P7">Alex<text:tab/><text:tab/>2</text:p>
        <text:h text:style-name="Heading_20_1" text:outline-level="1">17.9.2006 [S11] </text:h>
        <text:p text:style-name="P8"><text:span text:style-name="T1">Teilnehmer : </text:span><text:span text:style-name="T2">Markus, Reinhard, Sascha, Andi, Basti</text:span></text:p>
        <text:p text:style-name="P6">Erfahrungspunkte: +3</text:p>
        <text:p text:style-name="P3">Markus<text:tab/><text:tab/>29 (6 Quirks)</text:p>
        <text:p text:style-name="P3">Reinhard<text:tab/>30</text:p>
        <text:p text:style-name="P3">Sascha<text:tab/><text:tab/>30</text:p>
        <text:p text:style-name="P3">Andy<text:tab/><text:tab/>33</text:p>
        <text:p text:style-name="P3">Basti<text:tab/><text:tab/>2</text:p>
        <text:p text:style-name="P3">Jo<text:tab/><text:tab/>14</text:p>
        <text:p text:style-name="P3">Oli<text:tab/><text:tab/>5</text:p>
        <text:p text:style-name="P7">Alex<text:tab/><text:tab/>2</text:p>
        <text:h text:style-name="Heading_20_1" text:outline-level="1">3.10.2006 [S12] </text:h>
        <text:p text:style-name="P8"><text:span text:style-name="T1">Teilnehmer : </text:span><text:span text:style-name="T2">Andi, Reinhard, Alex, Oli, Sascha, Markus</text:span></text:p>
        <text:p text:style-name="P6">Erfahrungspunkte: +2</text:p>
        <text:p text:style-name="P3">Markus<text:tab/><text:tab/>31 (6 Quirks)</text:p>
        <text:p text:style-name="P3">Reinhard<text:tab/>32</text:p>
        <text:p text:style-name="P3">Sascha<text:tab/><text:tab/>32</text:p>
        <text:p text:style-name="P3">Andy<text:tab/><text:tab/>35</text:p>
        <text:p text:style-name="P3">Basti<text:tab/><text:tab/>2</text:p>
        <text:p text:style-name="P3">Jo<text:tab/><text:tab/>14</text:p>
        <text:p text:style-name="P3">Oli<text:tab/><text:tab/>7</text:p>
        <text:p text:style-name="P7">Alex<text:tab/><text:tab/>4</text:p>
        <text:h text:style-name="Heading_20_1" text:outline-level="1">29.11.2006 [S13] </text:h>
        <text:p text:style-name="P8"><text:span text:style-name="T1">Teilnehmer : </text:span><text:span text:style-name="T2">Andi, Reinhard, Alex, Sebastian, Sascha, Markus</text:span></text:p>
        <text:p text:style-name="P6">Erfahrungspunkte: +3</text:p>
        <text:p text:style-name="P3">Markus<text:tab/><text:tab/>34 (6 Quirks)</text:p>
        <text:p text:style-name="P3">Reinhard<text:tab/>35</text:p>
        <text:p text:style-name="P3">Sascha<text:tab/><text:tab/>35</text:p>
        <text:p text:style-name="P3">Andy<text:tab/><text:tab/>38</text:p>
        <text:p text:style-name="P3">Basti<text:tab/><text:tab/>5</text:p>
        <text:p text:style-name="P3">Jo<text:tab/><text:tab/>14</text:p>
        <text:p text:style-name="P3">Oli<text:tab/><text:tab/>7</text:p>
        <text:p text:style-name="P7">Alex<text:tab/><text:tab/>7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Verdana" svg:font-family="Verdana"/>
    <style:font-face style:name="Lucida Sans Unicode" svg:font-family="'Lucida Sans Unicode'" style:font-pitch="variable"/>
    <style:font-face style:name="Tahoma" svg:font-family="Tahoma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hyphenation-ladder-count="2"/>
      <style:text-properties fo:font-size="9pt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3cm" fo:margin-bottom="0.4cm" fo:keep-together="always" fo:padding="0cm" fo:border-left="none" fo:border-right="none" fo:border-top="none" fo:border-bottom="0.035cm solid #000080" style:shadow="none"/>
      <style:text-properties fo:color="#000080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cm" fo:margin-bottom="0cm"/>
      <style:text-properties fo:color="#000080"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-2.011cm" fo:margin-right="-1.984cm" fo:margin-top="0cm" fo:margin-bottom="0cm" fo:text-align="justify" style:justify-single-word="false" fo:text-indent="0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fo:color="#9999cc" fo:font-size="18pt" fo:font-weight="bold" style:font-size-asian="18pt" style:font-weight-asian="bold" style:font-size-complex="18pt" style:font-weight-complex="bold"/>
    </style:style>
    <style:style style:name="P2" style:family="paragraph" style:parent-style-name="Header">
      <style:paragraph-properties fo:margin-left="-0.026cm" fo:margin-right="-1.984cm" fo:margin-top="0cm" fo:margin-bottom="0cm" fo:text-align="justify" style:justify-single-word="false" fo:text-indent="-1.958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fo:color="#9999cc" fo:font-size="32pt" fo:font-weight="bold" style:font-size-asian="32pt" style:font-weight-asian="bold" style:font-size-complex="32pt" style:font-weight-complex="bold"/>
    </style:style>
    <style:style style:name="P3" style:family="paragraph" style:parent-style-name="Header">
      <style:paragraph-properties fo:margin-left="-0.026cm" fo:margin-right="-1.984cm" fo:margin-top="0cm" fo:margin-bottom="0cm" fo:text-align="justify" style:justify-single-word="false" fo:text-indent="-1.958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fo:color="#280099" fo:font-size="12pt" fo:font-weight="bold" fo:background-color="transparent" style:font-size-asian="12pt" style:font-weight-asian="bold" style:font-size-complex="12pt" style:font-weight-complex="bold" style:text-scale="105%"/>
    </style:style>
    <style:style style:name="P4" style:family="paragraph" style:parent-style-name="Header">
      <style:paragraph-properties fo:margin-left="-0.026cm" fo:margin-right="-1.984cm" fo:margin-top="0cm" fo:margin-bottom="0cm" fo:text-align="justify" style:justify-single-word="false" fo:text-indent="-1.958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style:use-window-font-color="true" fo:font-size="12pt" fo:font-weight="bold" fo:background-color="transparent" style:font-size-asian="12pt" style:font-weight-asian="bold" style:font-size-complex="12pt" style:font-weight-complex="bold" style:text-scale="105%"/>
    </style:style>
    <style:style style:name="P5" style:family="paragraph" style:parent-style-name="Footer">
      <style:paragraph-properties fo:text-align="center" style:justify-single-word="false" fo:background-color="transparent" fo:padding="0cm" fo:border-left="none" fo:border-right="none" fo:border-top="0.088cm solid #000080" fo:border-bottom="none" style:shadow="none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color="#280099"/>
    </style:style>
    <style:style style:name="T2" style:family="text">
      <style:text-properties fo:color="#280099" fo:background-color="transparent"/>
    </style:style>
    <style:page-layout style:name="pm1">
      <style:page-layout-properties fo:page-width="21.001cm" fo:page-height="29.7cm" style:num-format="1" style:print-orientation="portrait" fo:margin-top="0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P1"/>
        <text:p text:style-name="P2"><text:tab/><text:span text:style-name="T1">RE</text:span><text:span text:style-name="T2">VELATION</text:span></text:p>
        <text:p text:style-name="P3"><text:tab/>The Rules Engine for Roleplaying</text:p>
        <text:p text:style-name="P4"/>
      </style:header>
      <style:footer>
        <text:p text:style-name="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02-04T21:40:52</meta:creation-date>
    <dc:creator>Hansjoachim Heiges</dc:creator>
    <dc:date>2006-11-26T11:20:17</dc:date>
    <meta:print-date>2006-09-16T21:47:01</meta:print-date>
    <dc:language>de-DE</dc:language>
    <meta:editing-cycles>65</meta:editing-cycles>
    <meta:editing-duration>PT21H6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6" meta:word-count="370" meta:character-count="2138"/>
  </office:meta>
</office:document-meta>
</file>